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6.4681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93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user No.</text:p>
          </table:table-cell>
          <table:table-cell table:style-name="ce1" office:value-type="string" calcext:value-type="string">
            <text:p>Manufacturer No.</text:p>
          </table:table-cell>
          <table:table-cell table:style-name="ce1" office:value-type="string" calcext:value-type="string">
            <text:p>Qty (needed)</text:p>
          </table:table-cell>
          <table:table-cell table:style-name="ce1" office:value-type="string" calcext:value-type="string">
            <text:p>Qty (ordered)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(Total)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ching Voltage Regulators HI EFF 500MA STEP- D OWN VLTG REG A 926-LM2671MX50NOPB</text:p>
          </table:table-cell>
          <table:table-cell office:value-type="string" calcext:value-type="string">
            <text:p>926-LM2671M-5.0/NOPB</text:p>
          </table:table-cell>
          <table:table-cell office:value-type="string" calcext:value-type="string">
            <text:p>LM2671M-5.0/NOP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.43" calcext:value-type="float">
            <text:p>20.43</text:p>
          </table:table-cell>
          <table:table-cell table:formula="of:=[.F2]*[.G2]" office:value-type="float" office:value="61.29" calcext:value-type="float">
            <text:p>61.29</text:p>
          </table:table-cell>
          <table:table-cell office:value-type="string" calcext:value-type="string">
            <text:p>Switching Voltage Regulato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wer Inductors - SMD WE-TPC 1028 150uH .85A .53Ohm</text:p>
          </table:table-cell>
          <table:table-cell office:value-type="string" calcext:value-type="string">
            <text:p>710-744065151</text:p>
          </table:table-cell>
          <table:table-cell office:value-type="float" office:value="744065151" calcext:value-type="float">
            <text:p>744065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39" calcext:value-type="float">
            <text:p>4.39</text:p>
          </table:table-cell>
          <table:table-cell table:formula="of:=[.F3]*[.G3]" office:value-type="float" office:value="17.56" calcext:value-type="float">
            <text:p>17.56</text:p>
          </table:table-cell>
          <table:table-cell office:value-type="string" calcext:value-type="string">
            <text:p>Inducto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hottky Diodes &amp; Rectifiers RECTIFIER SOD323F/SOD323F</text:p>
          </table:table-cell>
          <table:table-cell table:style-name="ce2" office:value-type="string" calcext:value-type="string">
            <text:p>771-PMEG6010CEJ-T/R</text:p>
          </table:table-cell>
          <table:table-cell office:value-type="string" calcext:value-type="string">
            <text:p>PMEG6010CEJ,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43" calcext:value-type="float">
            <text:p>0.443</text:p>
          </table:table-cell>
          <table:table-cell table:formula="of:=[.F4]*[.G4]" office:value-type="float" office:value="4.43" calcext:value-type="float">
            <text:p>4.43</text:p>
          </table:table-cell>
          <table:table-cell office:value-type="string" calcext:value-type="string">
            <text:p>Schottky Dio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uminium Electrolytic Capacitors - Radial Leaded WCAP-PT5H 120uF 35V 20% Radial </text:p>
          </table:table-cell>
          <table:table-cell office:value-type="string" calcext:value-type="string">
            <text:p>710-870235675006</text:p>
          </table:table-cell>
          <table:table-cell office:value-type="float" office:value="870235675006" calcext:value-type="float">
            <text:p>8702356750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49" calcext:value-type="float">
            <text:p>6.49</text:p>
          </table:table-cell>
          <table:table-cell table:formula="of:=[.F5]*[.G5]" office:value-type="float" office:value="32.45" calcext:value-type="float">
            <text:p>32.45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uminium Electrolytic Capacitors - Radial Leaded 100VDC 100uF 20% L/S=5mm</text:p>
          </table:table-cell>
          <table:table-cell office:value-type="string" calcext:value-type="string">
            <text:p>667-EEU-FR2A101</text:p>
          </table:table-cell>
          <table:table-cell office:value-type="string" calcext:value-type="string">
            <text:p>EEU-FR2A1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  <table:table-cell table:formula="of:=[.F6]*[.G6]" office:value-type="float" office:value="22.5" calcext:value-type="float">
            <text:p>22.5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layer Ceramic Capacitors MLCC - SMD/SMT 0.01 uF 50 VDC 10% 0603 X7R AEC-Q200</text:p>
          </table:table-cell>
          <table:table-cell office:value-type="string" calcext:value-type="string">
            <text:p>81-GCM188R71H103KA7J</text:p>
          </table:table-cell>
          <table:table-cell office:value-type="string" calcext:value-type="string">
            <text:p>GCM188R71H103KA37J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163" calcext:value-type="float">
            <text:p>0.163</text:p>
          </table:table-cell>
          <table:table-cell table:formula="of:=[.F7]*[.G7]" office:value-type="float" office:value="3.26" calcext:value-type="float">
            <text:p>3.26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ctile Switches 4.5X4.5mm, 2.5N, Total Height 7mm, IP5X </text:p>
          </table:table-cell>
          <table:table-cell office:value-type="string" calcext:value-type="string">
            <text:p>611-PTS647SK70SMTR2N</text:p>
          </table:table-cell>
          <table:table-cell table:style-name="ce2" office:value-type="string" calcext:value-type="string">
            <text:p>PTS647SK70SMTR2N LFS </text:p>
          </table:table-cell>
          <table:table-cell table:number-columns-repeated="3"/>
          <table:table-cell table:formula="of:=[.F8]*[.G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ystals WE-XTAL 8.0MHz 50ppm 13.4 x 4.9mm </text:p>
          </table:table-cell>
          <table:table-cell office:value-type="string" calcext:value-type="string">
            <text:p>710-830029914</text:p>
          </table:table-cell>
          <table:table-cell office:value-type="float" office:value="830029914" calcext:value-type="float">
            <text:p>8300299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89" calcext:value-type="float">
            <text:p>1.89</text:p>
          </table:table-cell>
          <table:table-cell table:formula="of:=[.F9]*[.G9]" office:value-type="float" office:value="9.45" calcext:value-type="float">
            <text:p>9.45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table:number-columns-repeated="7"/>
          <table:table-cell table:formula="of:=[.F10]*[.G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1]*[.G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2]*[.G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3]*[.G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4]*[.G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5]*[.G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6]*[.G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7]*[.G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8]*[.G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9]*[.G19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12:04:10.713458351</meta:creation-date>
    <meta:generator>LibreOffice/7.3.7.2$Linux_X86_64 LibreOffice_project/30$Build-2</meta:generator>
    <dc:date>2025-09-14T19:07:28.684942198</dc:date>
    <meta:editing-duration>PT4H41M42S</meta:editing-duration>
    <meta:editing-cycles>7</meta:editing-cycles>
    <meta:document-statistic meta:table-count="1" meta:cell-count="87" meta:object-count="0"/>
  </office:meta>
</office:document-meta>
</file>